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TlwgMono" svg:font-family="TlwgMono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ahoma" fo:font-size="12pt" fo:font-style="normal" style:text-underline-style="none" style:font-size-asian="12pt" style:font-style-asian="normal" style:font-size-complex="12pt" style:font-style-complex="normal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Tahoma" fo:font-size="12pt" fo:font-style="normal" style:text-underline-style="none" style:font-size-asian="12pt" style:font-style-asian="normal" style:font-size-complex="12pt" style:font-style-complex="normal"/>
    </style:style>
    <style:style style:name="P3" style:family="paragraph" style:parent-style-name="Standard" style:list-style-name="L4">
      <style:paragraph-properties fo:text-align="start" style:justify-single-word="false"/>
      <style:text-properties style:font-name="Tahoma" fo:font-size="12pt" fo:font-style="normal" style:text-underline-style="none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Tahoma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Tahoma" fo:font-size="11pt" style:text-underline-style="none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ahoma" fo:font-size="11pt" fo:font-style="normal" style:text-underline-style="none" style:font-size-asian="11pt" style:font-style-asian="normal" style:font-size-complex="11pt" style:font-style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Tahoma" fo:font-size="11pt" fo:font-style="normal" style:text-underline-style="none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Tahoma"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 Black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0" style:family="paragraph">
      <style:paragraph-properties fo:text-align="start"/>
      <style:text-properties fo:color="#ffffff"/>
    </style:style>
    <style:style style:name="T1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2" style:family="text">
      <style:text-properties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style:font-size-asian="9.60000038146973pt" style:font-size-complex="11pt"/>
    </style:style>
    <style:style style:name="T9" style:family="text">
      <style:text-properties fo:color="#ff0000"/>
    </style:style>
    <style:style style:name="T10" style:family="text">
      <style:text-properties fo:color="#000000"/>
    </style:style>
    <style:style style:name="T11" style:family="text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12" style:family="text">
      <style:text-properties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color="#ffffff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ini-Projet LWT</text:p>
      <text:p text:style-name="P9">Jeu de Pendu<text:span text:style-name="T6"> </text:span></text:p>
      <text:p text:style-name="P5"><text:span text:style-name="T4"/></text:p>
      <text:p text:style-name="P5"><text:span text:style-name="T4"/></text:p>
      <text:p text:style-name="P5"><text:span text:style-name="T12">Ce qui a été réalisé :</text:span><text:span text:style-name="T5"><text:tab/></text:span></text:p>
      <text:p text:style-name="P5"><text:span text:style-name="T5"/></text:p>
      <text:p text:style-name="P6"><text:tab/>Le projet se compose de deux parties, un client simulant telnet qui consiste en une boucle <text:tab/>lisant les messages reçus et envoyant ceux tapés par l'utilisateur, et un serveur <text:tab/>qui émule <text:tab/>un jeu de pendu 'en réseau'. </text:p>
      <text:p text:style-name="P6"><text:tab/>Chaque partie est contenue dans un module séparé, et un module contenant des fonctions <text:tab/>utilitaires est également présent.</text:p>
      <text:p text:style-name="P6"><text:tab/>Les scores, identifiants et mots de passe des utilisateurs sont tous contenus dans le fichier <text:tab/>id.txt présent à la racine.</text:p>
      <text:p text:style-name="P6"><text:tab/>Un script shell est de plus fourni pour simplifier la compilation.</text:p>
      <text:p text:style-name="P6"><text:tab/>Tous les appels système ont été réalisés en LWT.</text:p>
      <text:p text:style-name="P6"><text:tab/>Une aide est disponible une fois loggué en tapant /aide.</text:p>
      <text:p text:style-name="P6"/>
      <text:p text:style-name="P6"><text:tab/>La connection au serveur ainsi que les actions à effectuer se passent exactement comme <text:tab/>dans le sujet. Ce rapport a pour but de mettre l'accent sur les quelques variations du projet <text:tab/>par rapport à l'énoncé.</text:p>
      <text:p text:style-name="P6"/>
      <text:p text:style-name="P8">Précisions :</text:p>
      <text:p text:style-name="P4"/>
      <text:list xml:id="list1156183830" text:style-name="L2">
        <text:list-item>
          <text:list>
            <text:list-item>
              <text:p text:style-name="P2">Un seul fichier pour les scores</text:p>
            </text:list-item>
          </text:list>
        </text:list-item>
      </text:list>
      <text:p text:style-name="P1"/>
      <text:p text:style-name="P1"><text:tab/><text:span text:style-name="T7">Dans le sujet on peut lire que les informations de chaque utilisateur doivent être stockées <text:tab/>dans un fichier différent. Je trouve personnellement plus simple de tout placer au même <text:tab/>endroit, j'ai donc tout mis dans un seul fichier dont je parse le contenu.</text:span></text:p>
      <text:p text:style-name="P6"><text:tab/></text:p>
      <text:p text:style-name="P6"><text:tab/>Chaque ligne du fichier correspond à un utilisateur différent, et a le format suivant : </text:p>
      <text:p text:style-name="P6"><draw:rect text:anchor-type="paragraph" draw:z-index="0" draw:style-name="gr1" draw:text-style-name="P10" svg:width="8.381cm" svg:height="0.682cm" svg:x="1.259cm" svg:y="0.277cm"><text:p text:style-name="P10"><text:span text:style-name="T13">[Nom de l'utilisateur] [Mot de passe] [Score] </text:span></text:p></draw:rect></text:p>
      <text:p text:style-name="P6"/>
      <text:p text:style-name="P6"/>
      <text:p text:style-name="P6"><text:tab/>Les champs sont séparés par des espaces. Le mot de passe n'est pas crypté, il n'est jamais <text:tab/>envoyé par tcp/ip.</text:p>
      <text:list xml:id="list986000595" text:style-name="L3">
        <text:list-item>
          <text:list>
            <text:list-header>
              <text:p text:style-name="P7"/>
            </text:list-header>
          </text:list>
        </text:list-item>
      </text:list>
      <text:p text:style-name="P6"/>
      <text:list xml:id="list1109828776" text:continue-list="list1156183830" text:style-name="L2">
        <text:list-item>
          <text:list>
            <text:list-item>
              <text:p text:style-name="P2">Déroulement d'une partie</text:p>
            </text:list-item>
          </text:list>
        </text:list-item>
      </text:list>
      <text:p text:style-name="P6"><text:tab/></text:p>
      <text:p text:style-name="P6"><text:tab/>Un joueur peut soit créer un défi, soit en relever un.</text:p>
      <text:p text:style-name="P6"><text:tab/>Les défis sont stockés dans une pile.</text:p>
      <text:p text:style-name="P6"><text:tab/>Si le joueur crée un défi, il choisit le mot ainsi que le nombre de points associé. Cette mise <text:tab/>ne peut excéder son score actuel, car si un joueur remporte le défi elle sera déduite. En <text:tab/>revanche si un joueur perd le défi cette somme est ajoutée au score de l'auteur du défi.</text:p>
      <text:p text:style-name="P6"><text:tab/><text:span text:style-name="T5">Remarque : relever son propre défi est possible, mais ne change pas le score.</text:span></text:p>
      <text:p text:style-name="P6"><text:tab/>Le mot est ensuite envoyé à un dictionnaire en ligne par le protocole RFC 2229 (DICT), en <text:tab/>l'occurence <text:span text:style-name="T9">dict.org</text:span><text:span text:style-name="T10">. Si le mot existe, on exécute ensuite un script qui regarde le nombre <text:tab/>d'occurences du mot sur </text:span><text:span text:style-name="T9">google.com</text:span><text:span text:style-name="T10">. On enregistre alors le défi dans le pile.</text:span></text:p>
      <text:p text:style-name="P6"><text:soft-page-break/><text:span text:style-name="T10"><text:tab/>Un joueur peut alors relever le défi, et une partie de pendu se lance comme décrit dans <text:tab/>l'énoncé.</text:span></text:p>
      <text:p text:style-name="P6"><text:span text:style-name="T10"/></text:p>
      <text:p text:style-name="P6"><text:span text:style-name="T10"><text:tab/></text:span></text:p>
      <text:list xml:id="list1303810511" text:continue-numbering="true" text:style-name="L2">
        <text:list-item>
          <text:list>
            <text:list-item>
              <text:p text:style-name="P2">Structure du code</text:p>
            </text:list-item>
          </text:list>
        </text:list-item>
      </text:list>
      <text:p text:style-name="P1"/>
      <text:p text:style-name="P1"><text:tab/><text:span text:style-name="T8">Le projet n'étant pas particulièrement expansif en lignes de code, la séparation en module <text:tab/>est extrèmement restreinte. Seuls trois modules ont été utilisés. </text:span></text:p>
      <text:list xml:id="list589859365" text:style-name="L4">
        <text:list-item>
          <text:list>
            <text:list-item>
              <text:list>
                <text:list-item>
                  <text:p text:style-name="P3"><text:span text:style-name="T8">Server : pour les opérations liées au serveur</text:span></text:p>
                </text:list-item>
                <text:list-item>
                  <text:p text:style-name="P3"><text:span text:style-name="T8">Client : pour les opérations du client </text:span></text:p>
                </text:list-item>
                <text:list-item>
                  <text:p text:style-name="P3"><text:span text:style-name="T8">Utils : pour des fonctions utilitaires « passe partout »</text:span></text:p>
                </text:list-item>
              </text:list>
            </text:list-item>
          </text:list>
        </text:list-item>
      </text:list>
      <text:p text:style-name="P1"><text:span text:style-name="T8"><text:tab/>Le code est entièrement commenté.</text:span></text:p>
      <text:p text:style-name="P1"><text:span text:style-name="T8"/></text:p>
      <text:p text:style-name="P1"><text:span text:style-name="T8"/></text:p>
      <text:list xml:id="list1779625085" text:continue-list="list1303810511" text:style-name="L2">
        <text:list-item>
          <text:list>
            <text:list-item>
              <text:p text:style-name="P2">Robustesse</text:p>
            </text:list-item>
          </text:list>
        </text:list-item>
      </text:list>
      <text:p text:style-name="P1"/>
      <text:p text:style-name="P1"><text:tab/><text:span text:style-name="T8">Un effort a été fait pour que le serveur soit capable de gérer la plupart des exceptions liées <text:tab/>à une mauvaise utilisation du protocole. Néanmoins, même si beaucoup de cas sont gérés il <text:tab/>est possible qu'un envoi puisse crasher le serveur en de rares occas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TlwgMono" svg:font-family="TlwgMono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rawing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Monôme : Julien ELBAZ<text:tab/><text:tab/></text:p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4T21:46:36</meta:creation-date>
    <dc:date>2010-03-28T21:13:33</dc:date>
    <meta:editing-duration>PT02H26M08S</meta:editing-duration>
    <meta:editing-cycles>56</meta:editing-cycles>
    <meta:generator>OpenOffice.org/3.1$Unix OpenOffice.org_project/310m19$Build-9420</meta:generator>
    <meta:document-statistic meta:table-count="0" meta:image-count="0" meta:object-count="0" meta:page-count="2" meta:paragraph-count="34" meta:word-count="501" meta:character-count="2882"/>
  </office:meta>
</office:document-meta>
</file>